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d4ea6b" fo:border="none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5" table:number-columns-repeated="3" table:default-cell-style-name="Default"/>
        <table:table-row table:style-name="ro1">
          <table:table-cell/>
          <table:table-cell table:style-name="Default" office:value-type="string" calcext:value-type="string" table:number-columns-spanned="3" table:number-rows-spanned="1">
            <text:p>Test_1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Test_2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Test_3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Test_4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Test_5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mnist</text:p>
          </table:table-cell>
          <table:table-cell table:style-name="Default" office:value-type="string" calcext:value-type="string">
            <text:p>fashion_mnist</text:p>
          </table:table-cell>
          <table:table-cell table:style-name="Default" office:value-type="string" calcext:value-type="string">
            <text:p>cifar10</text:p>
          </table:table-cell>
          <table:table-cell table:style-name="Default" office:value-type="string" calcext:value-type="string">
            <text:p>mnist</text:p>
          </table:table-cell>
          <table:table-cell table:style-name="Default" office:value-type="string" calcext:value-type="string">
            <text:p>fashion_mnist</text:p>
          </table:table-cell>
          <table:table-cell table:style-name="Default" office:value-type="string" calcext:value-type="string">
            <text:p>cifar10</text:p>
          </table:table-cell>
          <table:table-cell table:style-name="Default" office:value-type="string" calcext:value-type="string">
            <text:p>mnist</text:p>
          </table:table-cell>
          <table:table-cell table:style-name="Default" office:value-type="string" calcext:value-type="string">
            <text:p>fashion_mnist</text:p>
          </table:table-cell>
          <table:table-cell table:style-name="Default" office:value-type="string" calcext:value-type="string">
            <text:p>cifar10</text:p>
          </table:table-cell>
          <table:table-cell table:style-name="Default" office:value-type="string" calcext:value-type="string">
            <text:p>mnist</text:p>
          </table:table-cell>
          <table:table-cell table:style-name="Default" office:value-type="string" calcext:value-type="string">
            <text:p>fashion_mnist</text:p>
          </table:table-cell>
          <table:table-cell table:style-name="Default" office:value-type="string" calcext:value-type="string">
            <text:p>cifar10</text:p>
          </table:table-cell>
          <table:table-cell table:style-name="Default" office:value-type="string" calcext:value-type="string">
            <text:p>mnist</text:p>
          </table:table-cell>
          <table:table-cell table:style-name="Default" office:value-type="string" calcext:value-type="string">
            <text:p>fashion_mnist</text:p>
          </table:table-cell>
          <table:table-cell table:style-name="Default"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9809" calcext:value-type="float">
            <text:p>'0.98</text:p>
          </table:table-cell>
          <table:table-cell office:value-type="float" office:value="0.872" calcext:value-type="float">
            <text:p>'0.87</text:p>
          </table:table-cell>
          <table:table-cell office:value-type="float" office:value="0.584099999070167" calcext:value-type="float">
            <text:p>'0.58</text:p>
          </table:table-cell>
          <table:table-cell office:value-type="float" office:value="0.9789" calcext:value-type="float">
            <text:p>'0.98</text:p>
          </table:table-cell>
          <table:table-cell office:value-type="float" office:value="0.8752" calcext:value-type="float">
            <text:p>'0.88</text:p>
          </table:table-cell>
          <table:table-cell office:value-type="float" office:value="0.588800001144409" calcext:value-type="float">
            <text:p>'0.59</text:p>
          </table:table-cell>
          <table:table-cell office:value-type="float" office:value="0.9808" calcext:value-type="float">
            <text:p>'0.98</text:p>
          </table:table-cell>
          <table:table-cell office:value-type="float" office:value="0.8712" calcext:value-type="float">
            <text:p>'0.87</text:p>
          </table:table-cell>
          <table:table-cell office:value-type="float" office:value="0.590099999308586" calcext:value-type="float">
            <text:p>'0.59</text:p>
          </table:table-cell>
          <table:table-cell office:value-type="float" office:value="0.9819" calcext:value-type="float">
            <text:p>'0.98</text:p>
          </table:table-cell>
          <table:table-cell office:value-type="float" office:value="0.8719" calcext:value-type="float">
            <text:p>'0.87</text:p>
          </table:table-cell>
          <table:table-cell office:value-type="float" office:value="0.591799998283386" calcext:value-type="float">
            <text:p>'0.59</text:p>
          </table:table-cell>
          <table:table-cell office:value-type="float" office:value="0.9827" calcext:value-type="float">
            <text:p>'0.98</text:p>
          </table:table-cell>
          <table:table-cell office:value-type="float" office:value="0.8727" calcext:value-type="float">
            <text:p>'0.87</text:p>
          </table:table-cell>
          <table:table-cell office:value-type="float" office:value="0.58299999833107" calcext:value-type="float">
            <text:p>'0.58</text:p>
          </table:table-cell>
          <table:table-cell table:style-name="ce2" table:formula="of:=([.B3]+[.E3]+[.H3]+[.K3]+[.N3])/5" office:value-type="float" office:value="0.98104" calcext:value-type="float">
            <text:p>0,98104</text:p>
          </table:table-cell>
          <table:table-cell table:formula="of:=([.C3]+[.F3]+[.I3]+[.L3]+[.O3])/5" office:value-type="float" office:value="0.8726" calcext:value-type="float">
            <text:p>0,8726</text:p>
          </table:table-cell>
          <table:table-cell table:formula="of:=([.D3]+[.G3]+[.J3]+[.M3]+[.P3])/5" office:value-type="float" office:value="0.587559999227524" calcext:value-type="float">
            <text:p>0,587559999227524</text:p>
          </table:table-cell>
        </table:table-row>
        <table:table-row table:style-name="ro1">
          <table:table-cell office:value-type="string" calcext:value-type="string">
            <text:p>WSGAF_wt_r_small</text:p>
          </table:table-cell>
          <table:table-cell office:value-type="float" office:value="0.9812" calcext:value-type="float">
            <text:p>'0.98</text:p>
          </table:table-cell>
          <table:table-cell office:value-type="float" office:value="0.8768" calcext:value-type="float">
            <text:p>'0.88</text:p>
          </table:table-cell>
          <table:table-cell office:value-type="float" office:value="0.557200002670288" calcext:value-type="float">
            <text:p>'0.56</text:p>
          </table:table-cell>
          <table:table-cell office:value-type="float" office:value="0.9789" calcext:value-type="float">
            <text:p>'0.98</text:p>
          </table:table-cell>
          <table:table-cell office:value-type="float" office:value="0.8747" calcext:value-type="float">
            <text:p>'0.87</text:p>
          </table:table-cell>
          <table:table-cell office:value-type="float" office:value="0.580899998545647" calcext:value-type="float">
            <text:p>'0.58</text:p>
          </table:table-cell>
          <table:table-cell office:value-type="float" office:value="0.9802" calcext:value-type="float">
            <text:p>'0.98</text:p>
          </table:table-cell>
          <table:table-cell office:value-type="float" office:value="0.8716" calcext:value-type="float">
            <text:p>'0.87</text:p>
          </table:table-cell>
          <table:table-cell office:value-type="float" office:value="0.554799997806549" calcext:value-type="float">
            <text:p>'0.55</text:p>
          </table:table-cell>
          <table:table-cell office:value-type="float" office:value="0.9799" calcext:value-type="float">
            <text:p>'0.98</text:p>
          </table:table-cell>
          <table:table-cell office:value-type="float" office:value="0.8749" calcext:value-type="float">
            <text:p>'0.87</text:p>
          </table:table-cell>
          <table:table-cell office:value-type="float" office:value="0.5699000030756" calcext:value-type="float">
            <text:p>'0.57</text:p>
          </table:table-cell>
          <table:table-cell office:value-type="float" office:value="0.9795" calcext:value-type="float">
            <text:p>'0.98</text:p>
          </table:table-cell>
          <table:table-cell office:value-type="float" office:value="0.8773" calcext:value-type="float">
            <text:p>'0.88</text:p>
          </table:table-cell>
          <table:table-cell office:value-type="float" office:value="0.572300001978874" calcext:value-type="float">
            <text:p>'0.57</text:p>
          </table:table-cell>
          <table:table-cell table:formula="of:=([.B4]+[.E4]+[.H4]+[.K4]+[.N4])/5" office:value-type="float" office:value="0.97994" calcext:value-type="float">
            <text:p>0,97994</text:p>
          </table:table-cell>
          <table:table-cell table:formula="of:=([.C4]+[.F4]+[.I4]+[.L4]+[.O4])/5" office:value-type="float" office:value="0.87506" calcext:value-type="float">
            <text:p>0,87506</text:p>
          </table:table-cell>
          <table:table-cell table:formula="of:=([.D4]+[.G4]+[.J4]+[.M4]+[.P4])/5" office:value-type="float" office:value="0.567020000815392" calcext:value-type="float">
            <text:p>0,567020000815392</text:p>
          </table:table-cell>
        </table:table-row>
        <table:table-row table:style-name="ro1">
          <table:table-cell office:value-type="string" calcext:value-type="string">
            <text:p>WSGAF_wt_t_small</text:p>
          </table:table-cell>
          <table:table-cell office:value-type="float" office:value="0.9761" calcext:value-type="float">
            <text:p>'0.98</text:p>
          </table:table-cell>
          <table:table-cell office:value-type="float" office:value="0.8738" calcext:value-type="float">
            <text:p>'0.87</text:p>
          </table:table-cell>
          <table:table-cell office:value-type="float" office:value="0.60969999730587" calcext:value-type="float">
            <text:p>'0.61</text:p>
          </table:table-cell>
          <table:table-cell office:value-type="float" office:value="0.9766" calcext:value-type="float">
            <text:p>'0.98</text:p>
          </table:table-cell>
          <table:table-cell office:value-type="float" office:value="0.8774" calcext:value-type="float">
            <text:p>'0.88</text:p>
          </table:table-cell>
          <table:table-cell office:value-type="float" office:value="0.593099999427795" calcext:value-type="float">
            <text:p>'0.59</text:p>
          </table:table-cell>
          <table:table-cell office:value-type="float" office:value="0.9759" calcext:value-type="float">
            <text:p>'0.98</text:p>
          </table:table-cell>
          <table:table-cell office:value-type="float" office:value="0.8789" calcext:value-type="float">
            <text:p>'0.88</text:p>
          </table:table-cell>
          <table:table-cell office:value-type="float" office:value="0.597099995613098" calcext:value-type="float">
            <text:p>'0.60</text:p>
          </table:table-cell>
          <table:table-cell office:value-type="float" office:value="0.9768" calcext:value-type="float">
            <text:p>'0.98</text:p>
          </table:table-cell>
          <table:table-cell office:value-type="float" office:value="0.8786" calcext:value-type="float">
            <text:p>'0.88</text:p>
          </table:table-cell>
          <table:table-cell office:value-type="float" office:value="0.592299994826317" calcext:value-type="float">
            <text:p>'0.59</text:p>
          </table:table-cell>
          <table:table-cell office:value-type="float" office:value="0.9759" calcext:value-type="float">
            <text:p>'0.98</text:p>
          </table:table-cell>
          <table:table-cell office:value-type="float" office:value="0.88" calcext:value-type="float">
            <text:p>'0.88</text:p>
          </table:table-cell>
          <table:table-cell office:value-type="float" office:value="0.591600000858307" calcext:value-type="float">
            <text:p>'0.59</text:p>
          </table:table-cell>
          <table:table-cell table:formula="of:=([.B5]+[.E5]+[.H5]+[.K5]+[.N5])/5" office:value-type="float" office:value="0.97626" calcext:value-type="float">
            <text:p>0,97626</text:p>
          </table:table-cell>
          <table:table-cell table:style-name="ce3" table:formula="of:=([.C5]+[.F5]+[.I5]+[.L5]+[.O5])/5" office:value-type="float" office:value="0.87774" calcext:value-type="float">
            <text:p>0,87774</text:p>
          </table:table-cell>
          <table:table-cell table:style-name="ce3" table:formula="of:=([.D5]+[.G5]+[.J5]+[.M5]+[.P5])/5" office:value-type="float" office:value="0.596759997606277" calcext:value-type="float">
            <text:p>0,596759997606277</text:p>
          </table:table-cell>
        </table:table-row>
        <table:table-row table:style-name="ro1">
          <table:table-cell office:value-type="string" calcext:value-type="string">
            <text:p>WSGAF_wt_s_small</text:p>
          </table:table-cell>
          <table:table-cell office:value-type="float" office:value="0.9217" calcext:value-type="float">
            <text:p>'0.92</text:p>
          </table:table-cell>
          <table:table-cell office:value-type="float" office:value="0.7556" calcext:value-type="float">
            <text:p>'0.76</text:p>
          </table:table-cell>
          <table:table-cell office:value-type="float" office:value="0.446800003945828" calcext:value-type="float">
            <text:p>'0.45</text:p>
          </table:table-cell>
          <table:table-cell office:value-type="float" office:value="0.9182" calcext:value-type="float">
            <text:p>'0.92</text:p>
          </table:table-cell>
          <table:table-cell office:value-type="float" office:value="0.7587" calcext:value-type="float">
            <text:p>'0.76</text:p>
          </table:table-cell>
          <table:table-cell office:value-type="float" office:value="0.444099999964237" calcext:value-type="float">
            <text:p>'0.44</text:p>
          </table:table-cell>
          <table:table-cell office:value-type="float" office:value="0.921" calcext:value-type="float">
            <text:p>'0.92</text:p>
          </table:table-cell>
          <table:table-cell office:value-type="float" office:value="0.7617" calcext:value-type="float">
            <text:p>'0.76</text:p>
          </table:table-cell>
          <table:table-cell office:value-type="float" office:value="0.442699998617172" calcext:value-type="float">
            <text:p>'0.44</text:p>
          </table:table-cell>
          <table:table-cell office:value-type="float" office:value="0.9205" calcext:value-type="float">
            <text:p>'0.92</text:p>
          </table:table-cell>
          <table:table-cell office:value-type="float" office:value="0.7594" calcext:value-type="float">
            <text:p>'0.76</text:p>
          </table:table-cell>
          <table:table-cell office:value-type="float" office:value="0.438799996674061" calcext:value-type="float">
            <text:p>'0.44</text:p>
          </table:table-cell>
          <table:table-cell office:value-type="float" office:value="0.9175" calcext:value-type="float">
            <text:p>'0.92</text:p>
          </table:table-cell>
          <table:table-cell office:value-type="float" office:value="0.7586" calcext:value-type="float">
            <text:p>'0.76</text:p>
          </table:table-cell>
          <table:table-cell office:value-type="float" office:value="0.438799998164177" calcext:value-type="float">
            <text:p>'0.44</text:p>
          </table:table-cell>
          <table:table-cell table:formula="of:=([.B6]+[.E6]+[.H6]+[.K6]+[.N6])/5" office:value-type="float" office:value="0.91978" calcext:value-type="float">
            <text:p>0,91978</text:p>
          </table:table-cell>
          <table:table-cell table:formula="of:=([.C6]+[.F6]+[.I6]+[.L6]+[.O6])/5" office:value-type="float" office:value="0.7588" calcext:value-type="float">
            <text:p>0,7588</text:p>
          </table:table-cell>
          <table:table-cell table:formula="of:=([.D6]+[.G6]+[.J6]+[.M6]+[.P6])/5" office:value-type="float" office:value="0.442239999473095" calcext:value-type="float">
            <text:p>0,442239999473095</text:p>
          </table:table-cell>
        </table:table-row>
        <table:table-row table:style-name="ro1">
          <table:table-cell office:value-type="string" calcext:value-type="string">
            <text:p>WSGAF_wt_a_small</text:p>
          </table:table-cell>
          <table:table-cell office:value-type="float" office:value="0.9698" calcext:value-type="float">
            <text:p>'0.97</text:p>
          </table:table-cell>
          <table:table-cell office:value-type="float" office:value="0.8623" calcext:value-type="float">
            <text:p>'0.86</text:p>
          </table:table-cell>
          <table:table-cell office:value-type="float" office:value="0.577199998497963" calcext:value-type="float">
            <text:p>'0.58</text:p>
          </table:table-cell>
          <table:table-cell office:value-type="float" office:value="0.9724" calcext:value-type="float">
            <text:p>'0.97</text:p>
          </table:table-cell>
          <table:table-cell office:value-type="float" office:value="0.8527" calcext:value-type="float">
            <text:p>'0.85</text:p>
          </table:table-cell>
          <table:table-cell office:value-type="float" office:value="0.558900001645088" calcext:value-type="float">
            <text:p>'0.56</text:p>
          </table:table-cell>
          <table:table-cell office:value-type="float" office:value="0.9712" calcext:value-type="float">
            <text:p>'0.97</text:p>
          </table:table-cell>
          <table:table-cell office:value-type="float" office:value="0.8575" calcext:value-type="float">
            <text:p>'0.86</text:p>
          </table:table-cell>
          <table:table-cell office:value-type="float" office:value="0.571999996900559" calcext:value-type="float">
            <text:p>'0.57</text:p>
          </table:table-cell>
          <table:table-cell office:value-type="float" office:value="0.9705" calcext:value-type="float">
            <text:p>'0.97</text:p>
          </table:table-cell>
          <table:table-cell office:value-type="float" office:value="0.862" calcext:value-type="float">
            <text:p>'0.86</text:p>
          </table:table-cell>
          <table:table-cell office:value-type="float" office:value="0.569800001382828" calcext:value-type="float">
            <text:p>'0.57</text:p>
          </table:table-cell>
          <table:table-cell office:value-type="float" office:value="0.9691" calcext:value-type="float">
            <text:p>'0.97</text:p>
          </table:table-cell>
          <table:table-cell office:value-type="float" office:value="0.8585" calcext:value-type="float">
            <text:p>'0.86</text:p>
          </table:table-cell>
          <table:table-cell office:value-type="float" office:value="0.563600000739098" calcext:value-type="float">
            <text:p>'0.56</text:p>
          </table:table-cell>
          <table:table-cell table:formula="of:=([.B7]+[.E7]+[.H7]+[.K7]+[.N7])/5" office:value-type="float" office:value="0.9706" calcext:value-type="float">
            <text:p>0,9706</text:p>
          </table:table-cell>
          <table:table-cell table:formula="of:=([.C7]+[.F7]+[.I7]+[.L7]+[.O7])/5" office:value-type="float" office:value="0.8586" calcext:value-type="float">
            <text:p>0,8586</text:p>
          </table:table-cell>
          <table:table-cell table:formula="of:=([.D7]+[.G7]+[.J7]+[.M7]+[.P7])/5" office:value-type="float" office:value="0.568299999833107" calcext:value-type="float">
            <text:p>0,568299999833107</text:p>
          </table:table-cell>
        </table:table-row>
        <table:table-row table:style-name="ro1">
          <table:table-cell office:value-type="string" calcext:value-type="string">
            <text:p>WSGAF_wt_r_large</text:p>
          </table:table-cell>
          <table:table-cell office:value-type="float" office:value="0.9737" calcext:value-type="float">
            <text:p>'0.97</text:p>
          </table:table-cell>
          <table:table-cell office:value-type="float" office:value="0.1" calcext:value-type="float">
            <text:p>'0.10</text:p>
          </table:table-cell>
          <table:table-cell office:value-type="float" office:value="0.513300004601479" calcext:value-type="float">
            <text:p>'0.51</text:p>
          </table:table-cell>
          <table:table-cell office:value-type="float" office:value="0.9773" calcext:value-type="float">
            <text:p>'0.98</text:p>
          </table:table-cell>
          <table:table-cell office:value-type="float" office:value="0.1" calcext:value-type="float">
            <text:p>'0.10</text:p>
          </table:table-cell>
          <table:table-cell office:value-type="float" office:value="0.509399998188019" calcext:value-type="float">
            <text:p>'0.51</text:p>
          </table:table-cell>
          <table:table-cell office:value-type="float" office:value="0.9779" calcext:value-type="float">
            <text:p>'0.98</text:p>
          </table:table-cell>
          <table:table-cell office:value-type="float" office:value="0.8708" calcext:value-type="float">
            <text:p>'0.87</text:p>
          </table:table-cell>
          <table:table-cell office:value-type="float" office:value="0.524800005555153" calcext:value-type="float">
            <text:p>'0.52</text:p>
          </table:table-cell>
          <table:table-cell office:value-type="float" office:value="0.098" calcext:value-type="float">
            <text:p>'0.10</text:p>
          </table:table-cell>
          <table:table-cell office:value-type="float" office:value="0.1" calcext:value-type="float">
            <text:p>'0.10</text:p>
          </table:table-cell>
          <table:table-cell office:value-type="float" office:value="0.530999997258186" calcext:value-type="float">
            <text:p>'0.53</text:p>
          </table:table-cell>
          <table:table-cell office:value-type="float" office:value="0.9758" calcext:value-type="float">
            <text:p>'0.98</text:p>
          </table:table-cell>
          <table:table-cell office:value-type="float" office:value="0.1" calcext:value-type="float">
            <text:p>'0.10</text:p>
          </table:table-cell>
          <table:table-cell office:value-type="float" office:value="0.536800000071526" calcext:value-type="float">
            <text:p>'0.54</text:p>
          </table:table-cell>
          <table:table-cell table:formula="of:=([.B8]+[.E8]+[.H8]+[.K8]+[.N8])/5" office:value-type="float" office:value="0.80054" calcext:value-type="float">
            <text:p>0,80054</text:p>
          </table:table-cell>
          <table:table-cell table:formula="of:=([.C8]+[.F8]+[.I8]+[.L8]+[.O8])/5" office:value-type="float" office:value="0.25416" calcext:value-type="float">
            <text:p>0,25416</text:p>
          </table:table-cell>
          <table:table-cell table:formula="of:=([.D8]+[.G8]+[.J8]+[.M8]+[.P8])/5" office:value-type="float" office:value="0.523060001134872" calcext:value-type="float">
            <text:p>0,523060001134872</text:p>
          </table:table-cell>
        </table:table-row>
        <table:table-row table:style-name="ro1">
          <table:table-cell office:value-type="string" calcext:value-type="string">
            <text:p>WSGAF_wt_t_large</text:p>
          </table:table-cell>
          <table:table-cell office:value-type="float" office:value="0.9739" calcext:value-type="float">
            <text:p>'0.97</text:p>
          </table:table-cell>
          <table:table-cell office:value-type="float" office:value="0.8639" calcext:value-type="float">
            <text:p>'0.86</text:p>
          </table:table-cell>
          <table:table-cell office:value-type="float" office:value="0.566199997067452" calcext:value-type="float">
            <text:p>'0.57</text:p>
          </table:table-cell>
          <table:table-cell office:value-type="float" office:value="0.973" calcext:value-type="float">
            <text:p>'0.97</text:p>
          </table:table-cell>
          <table:table-cell office:value-type="float" office:value="0.8672" calcext:value-type="float">
            <text:p>'0.87</text:p>
          </table:table-cell>
          <table:table-cell office:value-type="float" office:value="0.564000004529953" calcext:value-type="float">
            <text:p>'0.56</text:p>
          </table:table-cell>
          <table:table-cell office:value-type="float" office:value="0.9705" calcext:value-type="float">
            <text:p>'0.97</text:p>
          </table:table-cell>
          <table:table-cell office:value-type="float" office:value="0.8656" calcext:value-type="float">
            <text:p>'0.87</text:p>
          </table:table-cell>
          <table:table-cell office:value-type="float" office:value="0.559300002455711" calcext:value-type="float">
            <text:p>'0.56</text:p>
          </table:table-cell>
          <table:table-cell office:value-type="float" office:value="0.9703" calcext:value-type="float">
            <text:p>'0.97</text:p>
          </table:table-cell>
          <table:table-cell office:value-type="float" office:value="0.8722" calcext:value-type="float">
            <text:p>'0.87</text:p>
          </table:table-cell>
          <table:table-cell office:value-type="float" office:value="0.591000002622604" calcext:value-type="float">
            <text:p>'0.59</text:p>
          </table:table-cell>
          <table:table-cell office:value-type="float" office:value="0.973" calcext:value-type="float">
            <text:p>'0.97</text:p>
          </table:table-cell>
          <table:table-cell office:value-type="float" office:value="0.8678" calcext:value-type="float">
            <text:p>'0.87</text:p>
          </table:table-cell>
          <table:table-cell office:value-type="float" office:value="0.563400000333786" calcext:value-type="float">
            <text:p>'0.56</text:p>
          </table:table-cell>
          <table:table-cell table:formula="of:=([.B9]+[.E9]+[.H9]+[.K9]+[.N9])/5" office:value-type="float" office:value="0.97214" calcext:value-type="float">
            <text:p>0,97214</text:p>
          </table:table-cell>
          <table:table-cell table:formula="of:=([.C9]+[.F9]+[.I9]+[.L9]+[.O9])/5" office:value-type="float" office:value="0.86734" calcext:value-type="float">
            <text:p>0,86734</text:p>
          </table:table-cell>
          <table:table-cell table:formula="of:=([.D9]+[.G9]+[.J9]+[.M9]+[.P9])/5" office:value-type="float" office:value="0.568780001401901" calcext:value-type="float">
            <text:p>0,568780001401901</text:p>
          </table:table-cell>
        </table:table-row>
        <table:table-row table:style-name="ro1">
          <table:table-cell office:value-type="string" calcext:value-type="string">
            <text:p>WSGAF_wt_s_large</text:p>
          </table:table-cell>
          <table:table-cell office:value-type="float" office:value="0.9616" calcext:value-type="float">
            <text:p>'0.96</text:p>
          </table:table-cell>
          <table:table-cell office:value-type="float" office:value="0.8231" calcext:value-type="float">
            <text:p>'0.82</text:p>
          </table:table-cell>
          <table:table-cell office:value-type="float" office:value="0.519299994409084" calcext:value-type="float">
            <text:p>'0.52</text:p>
          </table:table-cell>
          <table:table-cell office:value-type="float" office:value="0.9445" calcext:value-type="float">
            <text:p>'0.94</text:p>
          </table:table-cell>
          <table:table-cell office:value-type="float" office:value="0.834" calcext:value-type="float">
            <text:p>'0.83</text:p>
          </table:table-cell>
          <table:table-cell office:value-type="float" office:value="0.517099997401237" calcext:value-type="float">
            <text:p>'0.52</text:p>
          </table:table-cell>
          <table:table-cell office:value-type="float" office:value="0.951" calcext:value-type="float">
            <text:p>'0.95</text:p>
          </table:table-cell>
          <table:table-cell office:value-type="float" office:value="0.8335" calcext:value-type="float">
            <text:p>'0.83</text:p>
          </table:table-cell>
          <table:table-cell office:value-type="float" office:value="0.515299999713898" calcext:value-type="float">
            <text:p>'0.52</text:p>
          </table:table-cell>
          <table:table-cell office:value-type="float" office:value="0.9494" calcext:value-type="float">
            <text:p>'0.95</text:p>
          </table:table-cell>
          <table:table-cell office:value-type="float" office:value="0.8206" calcext:value-type="float">
            <text:p>'0.82</text:p>
          </table:table-cell>
          <table:table-cell office:value-type="float" office:value="0.525199997425079" calcext:value-type="float">
            <text:p>'0.53</text:p>
          </table:table-cell>
          <table:table-cell office:value-type="float" office:value="0.9527" calcext:value-type="float">
            <text:p>'0.95</text:p>
          </table:table-cell>
          <table:table-cell office:value-type="float" office:value="0.8335" calcext:value-type="float">
            <text:p>'0.83</text:p>
          </table:table-cell>
          <table:table-cell office:value-type="float" office:value="0.516199998557568" calcext:value-type="float">
            <text:p>'0.52</text:p>
          </table:table-cell>
          <table:table-cell table:formula="of:=([.B10]+[.E10]+[.H10]+[.K10]+[.N10])/5" office:value-type="float" office:value="0.95184" calcext:value-type="float">
            <text:p>0,95184</text:p>
          </table:table-cell>
          <table:table-cell table:formula="of:=([.C10]+[.F10]+[.I10]+[.L10]+[.O10])/5" office:value-type="float" office:value="0.82894" calcext:value-type="float">
            <text:p>0,82894</text:p>
          </table:table-cell>
          <table:table-cell table:formula="of:=([.D10]+[.G10]+[.J10]+[.M10]+[.P10])/5" office:value-type="float" office:value="0.518619997501373" calcext:value-type="float">
            <text:p>0,518619997501373</text:p>
          </table:table-cell>
        </table:table-row>
        <table:table-row table:style-name="ro1">
          <table:table-cell office:value-type="string" calcext:value-type="string">
            <text:p>WSGAF_wt_a_large</text:p>
          </table:table-cell>
          <table:table-cell office:value-type="float" office:value="0.9653" calcext:value-type="float">
            <text:p>'0.97</text:p>
          </table:table-cell>
          <table:table-cell office:value-type="float" office:value="0.8608" calcext:value-type="float">
            <text:p>'0.86</text:p>
          </table:table-cell>
          <table:table-cell office:value-type="float" office:value="0.558499997854233" calcext:value-type="float">
            <text:p>'0.56</text:p>
          </table:table-cell>
          <table:table-cell office:value-type="float" office:value="0.9704" calcext:value-type="float">
            <text:p>'0.97</text:p>
          </table:table-cell>
          <table:table-cell office:value-type="float" office:value="0.8591" calcext:value-type="float">
            <text:p>'0.86</text:p>
          </table:table-cell>
          <table:table-cell office:value-type="float" office:value="0.543400001525879" calcext:value-type="float">
            <text:p>'0.54</text:p>
          </table:table-cell>
          <table:table-cell office:value-type="float" office:value="0.9666" calcext:value-type="float">
            <text:p>'0.97</text:p>
          </table:table-cell>
          <table:table-cell office:value-type="float" office:value="0.8608" calcext:value-type="float">
            <text:p>'0.86</text:p>
          </table:table-cell>
          <table:table-cell office:value-type="float" office:value="0.534900006651878" calcext:value-type="float">
            <text:p>'0.53</text:p>
          </table:table-cell>
          <table:table-cell office:value-type="float" office:value="0.9705" calcext:value-type="float">
            <text:p>'0.97</text:p>
          </table:table-cell>
          <table:table-cell office:value-type="float" office:value="0.8573" calcext:value-type="float">
            <text:p>'0.86</text:p>
          </table:table-cell>
          <table:table-cell office:value-type="float" office:value="0.569499999284744" calcext:value-type="float">
            <text:p>'0.57</text:p>
          </table:table-cell>
          <table:table-cell office:value-type="float" office:value="0.9674" calcext:value-type="float">
            <text:p>'0.97</text:p>
          </table:table-cell>
          <table:table-cell office:value-type="float" office:value="0.8574" calcext:value-type="float">
            <text:p>'0.86</text:p>
          </table:table-cell>
          <table:table-cell office:value-type="float" office:value="0.553299996256828" calcext:value-type="float">
            <text:p>'0.55</text:p>
          </table:table-cell>
          <table:table-cell table:formula="of:=([.B11]+[.E11]+[.H11]+[.K11]+[.N11])/5" office:value-type="float" office:value="0.96804" calcext:value-type="float">
            <text:p>0,96804</text:p>
          </table:table-cell>
          <table:table-cell table:formula="of:=([.C11]+[.F11]+[.I11]+[.L11]+[.O11])/5" office:value-type="float" office:value="0.85908" calcext:value-type="float">
            <text:p>0,85908</text:p>
          </table:table-cell>
          <table:table-cell table:formula="of:=([.D11]+[.G11]+[.J11]+[.M11]+[.P11])/5" office:value-type="float" office:value="0.551920000314712" calcext:value-type="float">
            <text:p>0,551920000314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text>'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1T21:50:22.594000000</dc:date>
    <meta:editing-duration>PT8M20S</meta:editing-duration>
    <meta:editing-cycles>3</meta:editing-cycles>
    <meta:generator>LibreOffice/6.1.3.2$Windows_X86_64 LibreOffice_project/86daf60bf00efa86ad547e59e09d6bb77c699acb</meta:generator>
    <meta:document-statistic meta:table-count="1" meta:cell-count="196" meta:object-count="0"/>
  </office:meta>
</office:document-meta>
</file>